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3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4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4cm"/>
      <style:paragraph-properties style:writing-mode="lr-tb"/>
    </style:style>
    <style:style style:name="gr5" style:family="graphic" style:parent-style-name="objectwithoutfill">
      <style:graphic-properties draw:marker-end="화살촉_20_1" draw:marker-end-width="0.3cm" draw:fill="none" draw:textarea-vertical-align="middle"/>
    </style:style>
    <style:style style:name="gr6" style:family="graphic" style:parent-style-name="objectwithoutfill">
      <style:graphic-properties draw:marker-end="화살촉_20_2" draw:marker-end-width="0.3cm" draw:fill="none" draw:textarea-vertical-align="middle"/>
    </style:style>
    <style:style style:name="gr7" style:family="graphic" style:parent-style-name="objectwithoutfill">
      <style:graphic-properties draw:marker-end="화살촉_20_3" draw:marker-end-width="0.3cm" draw:fill="none" draw:textarea-vertical-align="middle"/>
    </style:style>
    <style:style style:name="gr8" style:family="graphic" style:parent-style-name="objectwithoutfill">
      <style:graphic-properties draw:marker-end="화살촉_20_4" draw:marker-end-width="0.3cm" draw:fill="none" draw:textarea-vertical-align="middle"/>
    </style:style>
    <style:style style:name="gr9" style:family="graphic" style:parent-style-name="objectwithoutfill">
      <style:graphic-properties draw:marker-end="화살촉_20_6" draw:marker-end-width="0.3cm" draw:fill="none" draw:textarea-vertical-align="middle"/>
    </style:style>
    <style:style style:name="gr10" style:family="graphic" style:parent-style-name="objectwithoutfill">
      <style:graphic-properties draw:marker-end="화살촉_20_7" draw:marker-end-width="0.3cm" draw:fill="none" draw:textarea-vertical-align="middle"/>
    </style:style>
    <style:style style:name="gr11" style:family="graphic" style:parent-style-name="objectwithoutfill">
      <style:graphic-properties draw:marker-end="화살촉_20_8" draw:marker-end-width="0.3cm" draw:fill="none" draw:textarea-vertical-align="middle"/>
    </style:style>
    <style:style style:name="gr12" style:family="graphic" style:parent-style-name="objectwithoutfill">
      <style:graphic-properties draw:marker-end="화살촉_20_9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25cm" fo:min-width="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25cm" fo:min-width="3cm"/>
      <style:paragraph-properties style:writing-mode="lr-tb"/>
    </style:style>
    <style:style style:name="gr15" style:family="graphic" style:parent-style-name="objectwithoutfill">
      <style:graphic-properties draw:marker-end="화살촉_20_10" draw:marker-end-width="0.3cm" draw:fill="none" draw:textarea-vertical-align="middle"/>
    </style:style>
    <style:style style:name="gr16" style:family="graphic" style:parent-style-name="objectwithoutfill">
      <style:graphic-properties draw:marker-end="화살촉_20_12" draw:marker-end-width="0.3cm" draw:fill="none" draw:textarea-vertical-align="middle"/>
    </style:style>
    <style:style style:name="gr17" style:family="graphic" style:parent-style-name="objectwithoutfill">
      <style:graphic-properties draw:marker-end="화살촉_20_13" draw:marker-end-width="0.3cm" draw:fill="none" draw:textarea-vertical-align="middle"/>
    </style:style>
    <style:style style:name="gr18" style:family="graphic" style:parent-style-name="objectwithoutfill">
      <style:graphic-properties draw:marker-end="화살촉_20_14" draw:marker-end-width="0.3cm" draw:fill="none" draw:textarea-vertical-align="middle"/>
    </style:style>
    <style:style style:name="gr19" style:family="graphic" style:parent-style-name="objectwithoutfill">
      <style:graphic-properties draw:marker-end="화살촉_20_15" draw:marker-end-width="0.3cm" draw:fill="none" draw:textarea-vertical-align="middle"/>
    </style:style>
    <style:style style:name="gr20" style:family="graphic" style:parent-style-name="objectwithoutfill">
      <style:graphic-properties draw:marker-end="화살촉_20_16" draw:marker-end-width="0.3cm" draw:fill="none" draw:textarea-vertical-align="middle"/>
    </style:style>
    <style:style style:name="gr21" style:family="graphic" style:parent-style-name="objectwithoutfill">
      <style:graphic-properties draw:marker-end="화살촉_20_17" draw:marker-end-width="0.3cm" draw:fill="none" draw:textarea-vertical-align="middle"/>
    </style:style>
    <style:style style:name="gr22" style:family="graphic" style:parent-style-name="objectwithoutfill">
      <style:graphic-properties draw:marker-end="화살촉_20_18" draw:marker-end-width="0.3cm" draw:fill="none" draw:textarea-vertical-align="middle"/>
    </style:style>
    <style:style style:name="gr23" style:family="graphic" style:parent-style-name="objectwithoutfill">
      <style:graphic-properties draw:marker-end="화살촉_20_19" draw:marker-end-width="0.3cm" draw:fill="none" draw:textarea-vertical-align="middle"/>
    </style:style>
    <style:style style:name="gr24" style:family="graphic" style:parent-style-name="objectwithoutfill">
      <style:graphic-properties draw:marker-end="화살촉_20_20" draw:marker-end-width="0.3cm" draw:fill="none" draw:textarea-vertical-align="middle"/>
    </style:style>
    <style:style style:name="gr25" style:family="graphic" style:parent-style-name="objectwithoutfill">
      <style:graphic-properties draw:marker-end="화살촉_20_21" draw:marker-end-width="0.3cm" draw:fill="none" draw:textarea-vertical-align="middle"/>
    </style:style>
    <style:style style:name="gr26" style:family="graphic" style:parent-style-name="objectwithoutfill">
      <style:graphic-properties draw:marker-end="화살촉_20_22" draw:marker-end-width="0.3cm" draw:fill="none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2.992cm" fo:min-width="5.982cm" fo:wrap-option="wrap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306cm" fo:min-width="4.5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3.25cm" fo:min-width="15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1.25cm" fo:min-width="15cm"/>
      <style:paragraph-properties style:writing-mode="lr-tb"/>
    </style:style>
    <style:style style:name="gr31" style:family="graphic" style:parent-style-name="Filled_20_Blue">
      <style:graphic-properties draw:stroke="none" draw:fill="solid" draw:fill-color="#0200ff" draw:textarea-vertical-align="middle" draw:auto-grow-height="false" fo:min-height="0.5cm" fo:min-width="1.404cm"/>
      <style:paragraph-properties style:writing-mode="lr-tb"/>
    </style:style>
    <style:style style:name="gr32" style:family="graphic" style:parent-style-name="Filled_20_Blue">
      <style:graphic-properties draw:stroke="none" draw:fill="solid" draw:fill-color="#0200ff" draw:textarea-vertical-align="middle" draw:auto-grow-height="false" fo:min-height="0.5cm" fo:min-width="2.578cm"/>
      <style:paragraph-properties style:writing-mode="lr-tb"/>
    </style:style>
    <style:style style:name="gr33" style:family="graphic" style:parent-style-name="Filled_20_Blue">
      <style:graphic-properties draw:stroke="none" draw:fill="solid" draw:fill-color="#0200ff" draw:textarea-vertical-align="middle" draw:auto-grow-height="false" fo:min-height="0.5cm" fo:min-width="4.104cm"/>
      <style:paragraph-properties style:writing-mode="lr-tb"/>
    </style:style>
    <style:style style:name="gr34" style:family="graphic" style:parent-style-name="Filled_20_Blue">
      <style:graphic-properties draw:stroke="none" draw:fill="solid" draw:fill-color="#0200ff" draw:textarea-vertical-align="middle" draw:auto-grow-height="false" fo:min-height="0.5cm" fo:min-width="3.26cm"/>
      <style:paragraph-properties style:writing-mode="lr-tb"/>
    </style:style>
    <style:style style:name="gr35" style:family="graphic" style:parent-style-name="Filled_20_Blue">
      <style:graphic-properties draw:stroke="none" draw:fill="solid" draw:fill-color="#0200ff" draw:textarea-vertical-align="middle" draw:auto-grow-height="false" fo:min-height="0.5cm" fo:min-width="2.878cm"/>
      <style:paragraph-properties style:writing-mode="lr-tb"/>
    </style:style>
    <style:style style:name="gr36" style:family="graphic" style:parent-style-name="Filled_20_Blue">
      <style:graphic-properties draw:stroke="none" draw:fill="solid" draw:fill-color="#0200ff" draw:textarea-vertical-align="middle" draw:auto-grow-height="false" fo:min-height="0.5cm" fo:min-width="1.2cm"/>
      <style:paragraph-properties style:writing-mode="lr-tb"/>
    </style:style>
    <style:style style:name="gr37" style:family="graphic" style:parent-style-name="Filled_20_Blue">
      <style:graphic-properties draw:stroke="none" draw:fill="solid" draw:fill-color="#0200ff" draw:textarea-vertical-align="middle" draw:auto-grow-height="false" fo:min-height="0.5cm" fo:min-width="2.378cm"/>
      <style:paragraph-properties style:writing-mode="lr-tb"/>
    </style:style>
    <style:style style:name="pr1" style:family="presentation" style:parent-style-name="기본값-title">
      <style:graphic-properties fo:min-height="2.629cm"/>
      <style:paragraph-properties style:writing-mode="lr-tb"/>
    </style:style>
    <style:style style:name="pr2" style:family="presentation" style:parent-style-name="기본값-subtitle">
      <style:graphic-properties draw:fill-color="#ffffff" fo:min-height="12.19cm"/>
      <style:paragraph-properties style:writing-mode="lr-tb"/>
    </style:style>
    <style:style style:name="pr3" style:family="presentation" style:parent-style-name="기본값-notes">
      <style:graphic-properties draw:fill-color="#ffffff" fo:min-height="13.364cm"/>
      <style:paragraph-properties style:writing-mode="lr-tb"/>
    </style:style>
    <style:style style:name="pr4" style:family="presentation" style:parent-style-name="기본값-outline1">
      <style:graphic-properties fo:min-height="8.884cm"/>
      <style:paragraph-properties style:writing-mode="lr-tb"/>
    </style:style>
    <style:style style:name="pr5" style:family="presentation" style:parent-style-name="기본값-title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5.529cm" style:use-optimal-column-width="false"/>
    </style:style>
    <style:style style:name="co2" style:family="table-column">
      <style:table-column-properties style:column-width="2.873cm" style:use-optimal-column-width="false"/>
    </style:style>
    <style:style style:name="co3" style:family="table-column">
      <style:table-column-properties style:column-width="2.815cm" style:use-optimal-column-width="false"/>
    </style:style>
    <style:style style:name="co4" style:family="table-column">
      <style:table-column-properties style:column-width="2.933cm" style:use-optimal-column-width="false"/>
    </style:style>
    <style:style style:name="co5" style:family="table-column">
      <style:table-column-properties style:column-width="2.874cm" style:use-optimal-column-width="false"/>
    </style:style>
    <style:style style:name="co6" style:family="table-column">
      <style:table-column-properties style:column-width="2.879cm" style:use-optimal-column-width="false"/>
    </style:style>
    <style:style style:name="ro1" style:family="table-row">
      <style:table-row-properties style:row-height="0.855cm" style:use-optimal-row-height="false"/>
    </style:style>
    <style:style style:name="ro2" style:family="table-row">
      <style:table-row-properties style:row-height="0.859cm" style:use-optimal-row-height="false"/>
    </style:style>
    <style:style style:name="ce1" style:family="table-cell">
      <style:paragraph-properties fo:margin-top="0cm" fo:margin-bottom="0cm"/>
      <style:text-properties fo:font-size="10pt" style:font-size-asian="10pt" style:font-size-complex="10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style:paragraph-properties fo:margin-top="0cm" fo:margin-bottom="0cm"/>
      <style:text-properties fo:font-size="10pt" style:font-size-asian="10pt" style:font-size-complex="10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0200ff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32">
        <draw:frame presentation:style-name="pr1" draw:text-style-name="P1" draw:layer="layout" svg:width="25.199cm" svg:height="2.629cm" svg:x="1.4cm" svg:y="0.628cm" presentation:class="title">
          <draw:text-box>
            <text:p>프로젝트 기획 초안</text:p>
          </draw:text-box>
        </draw:frame>
        <draw:frame presentation:style-name="pr2" draw:text-style-name="P2" draw:layer="layout" svg:width="25.199cm" svg:height="12.19cm" svg:x="1.4cm" svg:y="0.628cm" presentation:class="subtitle" presentation:user-transformed="true">
          <draw:text-box>
            <text:p>AI 및 마커 기반 2차 전지 스마트 팩토리</text:p>
            <text:p>(로지스틱 오토메이션)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프로젝트 목적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오브젝트(2차 전지)의 생산 공정과 불량 판정, 물류의 자동화가 이루어진 스마트 팩토리 시스템 구현</text:p>
              </text:list-item>
              <text:list-item>
                <text:p>PLC, AI 프로그래밍, 로봇 제어 등을 복합적으로 활용하여 AI S/W 프로젝트 및 교육 과정 팀 프로젝트를 모듈화 하여 구현 하는 것이 목표</text:p>
              </text:list-item>
              <text:list-item>
                <text:p>스마트 팩토리 프로세스의 모듈화로 팀 프로젝트의 분할 및 병합을 효율적으로 가능하도록 하는 것이 목표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프로젝트 전체 개요</text:p>
          </draw:text-box>
        </draw:frame>
        <draw:custom-shape draw:style-name="gr2" draw:text-style-name="P3" xml:id="id1" draw:id="id1" draw:layer="layout" svg:width="4cm" svg:height="1.5cm" svg:x="0.5cm" svg:y="4cm">
          <text:p text:style-name="P3">(전지 생산)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5cm" svg:height="1.5cm" svg:x="10.5cm" svg:y="4cm">
          <text:p text:style-name="P4"><text:span text:style-name="T1">결함 탐지</text:span></text:p>
          <text:p text:style-name="P4"><text:span text:style-name="T1">(Defect Detection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5cm" svg:height="1.5cm" svg:x="8.5cm" svg:y="7.5cm">
          <text:p text:style-name="P4"><text:span text:style-name="T1">랜덤 스택</text:span></text:p>
          <text:p text:style-name="P4"><text:span text:style-name="T1">(Random Stack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5cm" svg:height="1.5cm" svg:x="5cm" svg:y="4cm">
          <text:p text:style-name="P4"><text:span text:style-name="T1">PLC </text:span><text:span text:style-name="T1">제어 및</text:span></text:p>
          <text:p text:style-name="P4"><text:span text:style-name="T1">컨베이어 운송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5cm" svg:height="1.5cm" svg:x="3cm" svg:y="7.5cm">
          <text:p text:style-name="P4"><text:span text:style-name="T1">PLC </text:span><text:span text:style-name="T1">제어 및</text:span></text:p>
          <text:p text:style-name="P4"><text:span text:style-name="T1">컨베이어 운송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5cm" svg:height="1.5cm" svg:x="14cm" svg:y="7.5cm">
          <text:p text:style-name="P4"><text:span text:style-name="T1">빈 피킹</text:span></text:p>
          <text:p text:style-name="P4"><text:span text:style-name="T1">(Bin Picking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5cm" svg:height="1cm" svg:x="20cm" svg:y="7cm">
          <text:p text:style-name="P5"><text:span text:style-name="T2">AI </text:span><text:span text:style-name="T2">오브젝트 이미지 학습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5cm" svg:height="1cm" svg:x="20cm" svg:y="8.5cm">
          <text:p text:style-name="P5"><text:span text:style-name="T2">마커 기반 포즈 에스티메이션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4.5cm" svg:y1="4.75cm" svg:x2="5cm" svg:y2="4.75cm" draw:start-shape="id1" draw:start-glue-point="1" draw:end-shape="id2" draw:end-glue-point="3" svg:d="M4500 4750h500" svg:viewBox="0 0 501 1">
          <text:p/>
        </draw:connector>
        <draw:connector draw:style-name="gr6" draw:text-style-name="P6" draw:layer="layout" svg:x1="10cm" svg:y1="4.75cm" svg:x2="10.5cm" svg:y2="4.75cm" draw:start-shape="id2" draw:start-glue-point="1" draw:end-shape="id3" draw:end-glue-point="3" svg:d="M10000 4750h500" svg:viewBox="0 0 501 1">
          <text:p/>
        </draw:connector>
        <draw:connector draw:style-name="gr7" draw:text-style-name="P6" draw:layer="layout" svg:x1="13cm" svg:y1="5.5cm" svg:x2="5.5cm" svg:y2="7.5cm" draw:start-shape="id3" draw:start-glue-point="2" draw:end-shape="id4" draw:end-glue-point="0" svg:d="M13000 5500v1000h-7500v1000" svg:viewBox="0 0 7501 2001">
          <text:p/>
        </draw:connector>
        <draw:connector draw:style-name="gr8" draw:text-style-name="P6" draw:layer="layout" svg:x1="8cm" svg:y1="8.25cm" svg:x2="8.5cm" svg:y2="8.25cm" draw:start-shape="id4" draw:start-glue-point="1" draw:end-shape="id5" draw:end-glue-point="3" svg:d="M8000 8250h500" svg:viewBox="0 0 501 1">
          <text:p/>
        </draw:connector>
        <draw:connector draw:style-name="gr9" draw:text-style-name="P6" draw:layer="layout" svg:x1="13.5cm" svg:y1="8.25cm" svg:x2="14cm" svg:y2="8.25cm" draw:start-shape="id5" draw:start-glue-point="1" draw:end-shape="id6" draw:end-glue-point="3" svg:d="M13500 8250h500" svg:viewBox="0 0 501 1">
          <text:p/>
        </draw:connector>
        <draw:custom-shape draw:style-name="gr4" draw:text-style-name="P5" draw:layer="layout" svg:width="4.5cm" svg:height="1cm" svg:x="16.5cm" svg:y="3.5cm">
          <text:p text:style-name="P5"><text:span text:style-name="T2">AI </text:span><text:span text:style-name="T2">오브젝트 이미지 학습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5cm" svg:height="1cm" svg:x="16.5cm" svg:y="5cm">
          <text:p text:style-name="P5"><text:span text:style-name="T2">이미지 프로세싱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5cm" svg:height="1.5cm" svg:x="8.5cm" svg:y="11cm">
          <text:p text:style-name="P4"><text:span text:style-name="T1">마커 기반</text:span></text:p>
          <text:p text:style-name="P4"><text:span text:style-name="T1">물류 </text:span><text:span text:style-name="T1">DB </text:span><text:span text:style-name="T1">처리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8" draw:id="id8" draw:layer="layout" svg:width="5cm" svg:height="1.5cm" svg:x="14cm" svg:y="11cm">
          <text:p text:style-name="P4"><text:span text:style-name="T1">로봇 제어 및 분류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4cm" svg:height="1.5cm" svg:x="19.5cm" svg:y="11cm">
          <text:p text:style-name="P3">제품 출하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svg:x1="16.5cm" svg:y1="9cm" svg:x2="11cm" svg:y2="11cm" draw:start-shape="id6" draw:start-glue-point="2" draw:end-shape="id7" draw:end-glue-point="0" svg:d="M16500 9000v1000h-5500v1000" svg:viewBox="0 0 5501 2001">
          <text:p/>
        </draw:connector>
        <draw:connector draw:style-name="gr11" draw:text-style-name="P6" draw:layer="layout" svg:x1="13.5cm" svg:y1="11.75cm" svg:x2="14cm" svg:y2="11.75cm" draw:start-shape="id7" draw:start-glue-point="1" draw:end-shape="id8" draw:end-glue-point="3" svg:d="M13500 11750h500" svg:viewBox="0 0 501 1">
          <text:p/>
        </draw:connector>
        <draw:connector draw:style-name="gr12" draw:text-style-name="P6" draw:layer="layout" svg:x1="19cm" svg:y1="11.75cm" svg:x2="19.5cm" svg:y2="11.75cm" draw:start-shape="id8" draw:start-glue-point="1" draw:end-shape="id9" draw:end-glue-point="3" svg:d="M19000 11750h500" svg:viewBox="0 0 501 1">
          <text:p/>
        </draw:connecto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프로젝트 구성 개념도</text:p>
          </draw:text-box>
        </draw:frame>
        <draw:custom-shape draw:style-name="gr13" draw:text-style-name="P5" xml:id="id10" draw:id="id10" draw:layer="layout" svg:width="6.5cm" svg:height="0.5cm" svg:x="4.5cm" svg:y="6cm">
          <text:p text:style-name="P5"><text:span text:style-name="T2">컨베이어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xml:id="id12" draw:id="id12" draw:layer="layout" svg:width="6.5cm" svg:height="0.5cm" svg:x="15.5cm" svg:y="6cm">
          <text:p text:style-name="P5"><text:span text:style-name="T2">컨베이어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xml:id="id11" draw:id="id11" draw:layer="layout" svg:width="3.5cm" svg:height="1.5cm" svg:x="11.5cm" svg:y="5.5cm">
          <text:p text:style-name="P5"><text:span text:style-name="T2">결함 탐지</text:span></text:p>
          <text:p text:style-name="P5"><text:span text:style-name="T2">(</text:span><text:span text:style-name="T2">비전</text:span><text:span text:style-name="T2">+PLC)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xml:id="id13" draw:id="id13" draw:layer="layout" svg:width="3.5cm" svg:height="1.5cm" svg:x="22.5cm" svg:y="5.5cm">
          <text:p text:style-name="P5"><text:span text:style-name="T2">물류 스택</text:span></text:p>
          <text:p text:style-name="P5"><text:span text:style-name="T2">(</text:span><text:span text:style-name="T2">랜덤 스택</text:span><text:span text:style-name="T2">)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xml:id="id14" draw:id="id14" draw:layer="layout" svg:width="3.5cm" svg:height="1.5cm" svg:x="22.5cm" svg:y="7.5cm">
          <text:p text:style-name="P5"><text:span text:style-name="T2">협동 로봇</text:span></text:p>
          <text:p text:style-name="P5"><text:span text:style-name="T2">(Indy7)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xml:id="id16" draw:id="id16" draw:layer="layout" svg:width="6.5cm" svg:height="0.5cm" svg:x="14.1cm" svg:y="9.5cm">
          <text:p text:style-name="P5"><text:span text:style-name="T2">컨베이어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xml:id="id17" draw:id="id17" draw:layer="layout" svg:width="6.5cm" svg:height="0.5cm" svg:x="14.1cm" svg:y="10.5cm">
          <text:p text:style-name="P5"><text:span text:style-name="T2">컨베이어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xml:id="id18" draw:id="id18" draw:layer="layout" svg:width="6.5cm" svg:height="0.5cm" svg:x="14.1cm" svg:y="11.5cm">
          <text:p text:style-name="P5"><text:span text:style-name="T2">컨베이어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xml:id="id15" draw:id="id15" draw:layer="layout" svg:width="3.5cm" svg:height="1.5cm" svg:x="22.5cm" svg:y="10cm">
          <text:p text:style-name="P5"><text:span text:style-name="T2">DB </text:span><text:span text:style-name="T2">물류 분류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xml:id="id19" draw:id="id19" draw:layer="layout" svg:width="3.5cm" svg:height="1.5cm" svg:x="9.6cm" svg:y="10cm">
          <text:p text:style-name="P5"><text:span text:style-name="T2">물류 출하</text:span></text:p>
          <draw:enhanced-geometry svg:viewBox="0 0 21600 21600" draw:type="rectangle" draw:enhanced-path="M 0 0 L 21600 0 21600 21600 0 21600 0 0 Z N"/>
        </draw:custom-shape>
        <draw:connector draw:style-name="gr15" draw:text-style-name="P6" draw:layer="layout" svg:x1="11cm" svg:y1="6.25cm" svg:x2="11.5cm" svg:y2="6.25cm" draw:start-shape="id10" draw:start-glue-point="1" draw:end-shape="id11" draw:end-glue-point="3" svg:d="M11000 6250h500" svg:viewBox="0 0 501 1">
          <text:p/>
        </draw:connector>
        <draw:connector draw:style-name="gr16" draw:text-style-name="P6" draw:layer="layout" svg:x1="15cm" svg:y1="6.25cm" svg:x2="15.5cm" svg:y2="6.25cm" draw:start-shape="id11" draw:start-glue-point="1" draw:end-shape="id12" draw:end-glue-point="3" svg:d="M15000 6250h500" svg:viewBox="0 0 501 1">
          <text:p/>
        </draw:connector>
        <draw:connector draw:style-name="gr17" draw:text-style-name="P6" draw:layer="layout" svg:x1="22cm" svg:y1="6.25cm" svg:x2="22.5cm" svg:y2="6.25cm" draw:start-shape="id12" draw:start-glue-point="1" draw:end-shape="id13" draw:end-glue-point="3" svg:d="M22000 6250h500" svg:viewBox="0 0 501 1">
          <text:p/>
        </draw:connector>
        <draw:connector draw:style-name="gr18" draw:text-style-name="P6" draw:layer="layout" svg:x1="24.25cm" svg:y1="7cm" svg:x2="24.25cm" svg:y2="7.5cm" draw:start-shape="id13" draw:start-glue-point="2" draw:end-shape="id14" draw:end-glue-point="0" svg:d="M24250 7000v500" svg:viewBox="0 0 1 501">
          <text:p/>
        </draw:connector>
        <draw:connector draw:style-name="gr19" draw:text-style-name="P6" draw:layer="layout" svg:x1="24.25cm" svg:y1="9cm" svg:x2="24.25cm" svg:y2="10cm" draw:start-shape="id14" draw:start-glue-point="2" draw:end-shape="id15" draw:end-glue-point="0" svg:d="M24250 9000v1000" svg:viewBox="0 0 1 1001">
          <text:p/>
        </draw:connector>
        <draw:connector draw:style-name="gr20" draw:text-style-name="P6" draw:layer="layout" svg:x1="22.5cm" svg:y1="10.75cm" svg:x2="20.6cm" svg:y2="9.75cm" draw:start-shape="id15" draw:start-glue-point="3" draw:end-shape="id16" draw:end-glue-point="1" svg:d="M22500 10750h-950v-1000h-950" svg:viewBox="0 0 1901 1001">
          <text:p/>
        </draw:connector>
        <draw:connector draw:style-name="gr21" draw:text-style-name="P6" draw:layer="layout" svg:x1="22.5cm" svg:y1="10.75cm" svg:x2="20.6cm" svg:y2="10.75cm" draw:start-shape="id15" draw:start-glue-point="3" draw:end-shape="id17" draw:end-glue-point="1" svg:d="M22500 10750h-1900" svg:viewBox="0 0 1901 1">
          <text:p/>
        </draw:connector>
        <draw:connector draw:style-name="gr22" draw:text-style-name="P6" draw:layer="layout" svg:x1="22.5cm" svg:y1="10.75cm" svg:x2="20.6cm" svg:y2="11.75cm" draw:start-shape="id15" draw:start-glue-point="3" draw:end-shape="id18" draw:end-glue-point="1" svg:d="M22500 10750h-950v1000h-950" svg:viewBox="0 0 1901 1001">
          <text:p/>
        </draw:connector>
        <draw:connector draw:style-name="gr23" draw:text-style-name="P6" draw:layer="layout" svg:x1="14.1cm" svg:y1="9.75cm" svg:x2="13.1cm" svg:y2="10.75cm" draw:start-shape="id16" draw:start-glue-point="3" draw:end-shape="id19" draw:end-glue-point="1" svg:d="M14100 9750h-500v1000h-500" svg:viewBox="0 0 1001 1001">
          <text:p/>
        </draw:connector>
        <draw:connector draw:style-name="gr24" draw:text-style-name="P6" draw:layer="layout" svg:x1="14.1cm" svg:y1="10.75cm" svg:x2="13.1cm" svg:y2="10.75cm" draw:start-shape="id17" draw:start-glue-point="3" draw:end-shape="id19" draw:end-glue-point="1" svg:d="M14100 10750h-1000" svg:viewBox="0 0 1001 1">
          <text:p/>
        </draw:connector>
        <draw:connector draw:style-name="gr25" draw:text-style-name="P6" draw:layer="layout" svg:x1="14.1cm" svg:y1="11.75cm" svg:x2="13.1cm" svg:y2="10.75cm" draw:start-shape="id18" draw:start-glue-point="3" draw:end-shape="id19" draw:end-glue-point="1" svg:d="M14100 11750h-500v-1000h-500" svg:viewBox="0 0 1001 1001">
          <text:p/>
        </draw:connector>
        <draw:custom-shape draw:style-name="gr14" draw:text-style-name="P5" xml:id="id20" draw:id="id20" draw:layer="layout" svg:width="3.5cm" svg:height="1.5cm" svg:x="0.5cm" svg:y="5.5cm">
          <text:p text:style-name="P5"><text:span text:style-name="T2">물류 공급</text:span>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4cm" svg:y1="6.25cm" svg:x2="4.5cm" svg:y2="6.25cm" draw:start-shape="id20" draw:start-glue-point="1" draw:end-shape="id10" draw:end-glue-point="3" svg:d="M4000 6250h500" svg:viewBox="0 0 501 1">
          <text:p/>
        </draw:connector>
        <draw:custom-shape draw:style-name="gr27" draw:text-style-name="P3" draw:layer="layout" svg:width="7cm" svg:height="3.5cm" svg:x="0.5cm" svg:y="11cm">
          <text:p text:style-name="P3">이 부분은 그림으로 생각해주세요</text:p>
          <draw:enhanced-geometry svg:viewBox="0 0 21600 21600" draw:mirror-horizontal="false" draw:mirror-vertical="false" draw:text-areas="800 800 20800 20800" draw:type="round-rectangular-callout" draw:modifiers="1820.31138408799 25715.16709511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frame presentation:style-name="pr5" draw:text-style-name="P1" draw:layer="layout" svg:width="25.199cm" svg:height="2.629cm" svg:x="1.4cm" svg:y="0.628cm" presentation:class="title">
          <draw:text-box>
            <text:p>프로그램 개발 관련 아이디어</text:p>
          </draw:text-box>
        </draw:frame>
        <draw:custom-shape draw:style-name="gr28" draw:text-style-name="P4" draw:layer="layout" svg:width="5cm" svg:height="1.556cm" svg:x="1.5cm" svg:y="4cm">
          <text:p text:style-name="P4"><text:span text:style-name="T1">결함 탐지 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5cm" svg:height="1.556cm" svg:x="1.5cm" svg:y="5.944cm">
          <text:p text:style-name="P4"><text:span text:style-name="T1">객체 회전 탐지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5cm" svg:height="1.556cm" svg:x="1.5cm" svg:y="7.944cm">
          <text:p text:style-name="P4"><text:span text:style-name="T1">마커 인식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5cm" svg:height="1.556cm" svg:x="1.5cm" svg:y="9.944cm">
          <text:p text:style-name="P4"><text:span text:style-name="T1">로봇 작업점 검출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5cm" svg:height="1.556cm" svg:x="1.5cm" svg:y="11.944cm">
          <text:p text:style-name="P4"><text:span text:style-name="T1">자연어 작업 지시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15.5cm" svg:height="3.5cm" svg:x="7.5cm" svg:y="4cm">
          <text:p text:style-name="P4"><text:span text:style-name="T1">OpenCV, AI </text:span><text:span text:style-name="T1">학습</text:span><text:span text:style-name="T1">, </text:span><text:span text:style-name="T1">패턴 인식 알고리즘 등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5.5cm" svg:height="1.5cm" svg:x="7.5cm" svg:y="8cm">
          <text:p text:style-name="P4"><text:span text:style-name="T1">OpenCV </text:span><text:span text:style-name="T1">마커 기반 </text:span><text:span text:style-name="T1">3</text:span><text:span text:style-name="T1">차원 자세 추정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5.5cm" svg:height="1.5cm" svg:x="7.5cm" svg:y="10cm">
          <text:p text:style-name="P4"><text:span text:style-name="T1">Python </text:span><text:span text:style-name="T1">로봇 프로그래밍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5.5cm" svg:height="1.5cm" svg:x="7.5cm" svg:y="12cm">
          <text:p text:style-name="P4"><text:span text:style-name="T1">LL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프로젝트 필요 스킬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Python 기반 OpenCV 영상처리</text:p>
              </text:list-item>
              <text:list-item>
                <text:p>AI 학습 기반 객체 및 결함 탐지</text:p>
              </text:list-item>
              <text:list-item>
                <text:p>LLM 기반 작업 지시 기능 구현</text:p>
              </text:list-item>
              <text:list-item>
                <text:p>로봇 프로그래밍 기반 오브젝트 핸들링</text:p>
              </text:list-item>
              <text:list-item>
                <text:p>PLC 제어 및 물류 DB 시스템 구현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 presentation:presentation-page-layout-name="AL2T1">
        <draw:frame presentation:style-name="pr1" draw:layer="layout" svg:width="25.199cm" svg:height="2.629cm" svg:x="1.4cm" svg:y="0.628cm" presentation:class="title">
          <draw:text-box>
            <text:p>실제 시스템 구성(하드웨어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7">PLC 컨베이어, 공압 실린더</text:p>
              </text:list-item>
              <text:list-item>
                <text:p text:style-name="P7">협동 로봇, 툴(그리퍼, 공압흡착 툴)</text:p>
              </text:list-item>
              <text:list-item>
                <text:p text:style-name="P7">웹캠 등 비전 시스템</text:p>
              </text:list-item>
              <text:list-item>
                <text:p>테스트용 오브젝트(정상, 결함 등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2T1">
        <draw:frame presentation:style-name="pr1" draw:layer="layout" svg:width="25.199cm" svg:height="2.629cm" svg:x="1.4cm" svg:y="0.628cm" presentation:class="title">
          <draw:text-box>
            <text:p>실제 시스템 구성(소프트웨어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결함 탐지 및 객체 회전 인식 프로그램</text:p>
              </text:list-item>
              <text:list-item>
                <text:p>마커 기반 또는 AI 학습 기반 빈 피킹 프로그램</text:p>
              </text:list-item>
              <text:list-item>
                <text:p>PLC 제어 프로그램</text:p>
              </text:list-item>
              <text:list-item>
                <text:p>로봇 제어 프로그램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2T1">
        <draw:frame presentation:style-name="pr1" draw:layer="layout" svg:width="25.199cm" svg:height="2.629cm" svg:x="1.4cm" svg:y="0.628cm" presentation:class="title">
          <draw:text-box>
            <text:p>역산 계획 일정표</text:p>
          </draw:text-box>
        </draw:frame>
        <draw:frame draw:style-name="standard" draw:layer="layout" svg:width="25.649cm" svg:height="9.408cm" svg:x="1.086cm" svg:y="4.2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2"/>
            <table:table-column table:style-name="co6"/>
            <table:table-row table:style-name="ro1" table:default-cell-style-name="ce1">
              <table:table-cell>
                <text:p text:style-name="P9">목표\일정</text:p>
              </table:table-cell>
              <table:table-cell>
                <text:p text:style-name="P9">12월 1주차</text:p>
              </table:table-cell>
              <table:table-cell>
                <text:p text:style-name="P9">12월 2주차</text:p>
              </table:table-cell>
              <table:table-cell>
                <text:p text:style-name="P9">12월 3주차</text:p>
              </table:table-cell>
              <table:table-cell>
                <text:p text:style-name="P9">12월 4주차</text:p>
              </table:table-cell>
              <table:table-cell>
                <text:p text:style-name="P9">1월 1주차</text:p>
              </table:table-cell>
              <table:table-cell>
                <text:p text:style-name="P9">1월 2주차</text:p>
              </table:table-cell>
              <table:table-cell>
                <text:p text:style-name="P9">1월 3주차</text:p>
              </table:table-cell>
            </table:table-row>
            <table:table-row table:style-name="ro1" table:default-cell-style-name="ce1">
              <table:table-cell>
                <text:p text:style-name="P9">졸업 프로젝트 초안 결정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9">AI 소규모 팀 프로젝트 결정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9">팀 프로젝트 SW 계획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9">테스트 데이터셋 제작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9">SW 구현 및 테스트(비전, 로봇)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9">결과 확인 및 개선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9">HW/SW 시스템 통합(PLC)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9">프로젝트 프로토타입 구동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9">프로젝트 보수 및 개선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9">최종 시연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31" draw:text-style-name="P11" draw:layer="layout" svg:width="1.404cm" svg:height="0.5cm" svg:x="6.648cm" svg:y="5.308cm">
          <text:p text:style-name="P10"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1.404cm" svg:height="0.5cm" svg:x="8.096cm" svg:y="6.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1.404cm" svg:height="0.5cm" svg:x="9.5cm" svg:y="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2.578cm" svg:height="0.5cm" svg:x="10.922cm" svg:y="7.8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1" draw:layer="layout" svg:width="4.104cm" svg:height="0.5cm" svg:x="12.396cm" svg:y="8.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3.26cm" svg:height="0.5cm" svg:x="15.24cm" svg:y="9.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2.878cm" svg:height="0.5cm" svg:x="18.122cm" svg:y="10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2.878cm" svg:height="0.5cm" svg:x="21cm" svg:y="11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1.2cm" svg:height="0.5cm" svg:x="25.5cm" svg:y="1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1" draw:layer="layout" svg:width="2.378cm" svg:height="0.5cm" svg:x="23.122cm" svg:y="12.12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marker draw:name="화살촉_20_1" draw:display-name="화살촉 1" svg:viewBox="0 0 20 20" svg:d="M0 20l10-20 10 20z"/>
    <draw:marker draw:name="화살촉_20_10" draw:display-name="화살촉 10" svg:viewBox="0 0 20 20" svg:d="M0 20l10-20 10 20z"/>
    <draw:marker draw:name="화살촉_20_12" draw:display-name="화살촉 12" svg:viewBox="0 0 20 20" svg:d="M0 20l10-20 10 20z"/>
    <draw:marker draw:name="화살촉_20_13" draw:display-name="화살촉 13" svg:viewBox="0 0 20 20" svg:d="M0 20l10-20 10 20z"/>
    <draw:marker draw:name="화살촉_20_14" draw:display-name="화살촉 14" svg:viewBox="0 0 20 20" svg:d="M0 20l10-20 10 20z"/>
    <draw:marker draw:name="화살촉_20_15" draw:display-name="화살촉 15" svg:viewBox="0 0 20 20" svg:d="M0 20l10-20 10 20z"/>
    <draw:marker draw:name="화살촉_20_16" draw:display-name="화살촉 16" svg:viewBox="0 0 20 20" svg:d="M0 20l10-20 10 20z"/>
    <draw:marker draw:name="화살촉_20_17" draw:display-name="화살촉 17" svg:viewBox="0 0 20 20" svg:d="M0 20l10-20 10 20z"/>
    <draw:marker draw:name="화살촉_20_18" draw:display-name="화살촉 18" svg:viewBox="0 0 20 20" svg:d="M0 20l10-20 10 20z"/>
    <draw:marker draw:name="화살촉_20_19" draw:display-name="화살촉 19" svg:viewBox="0 0 20 20" svg:d="M0 20l10-20 10 20z"/>
    <draw:marker draw:name="화살촉_20_2" draw:display-name="화살촉 2" svg:viewBox="0 0 20 20" svg:d="M0 20l10-20 10 20z"/>
    <draw:marker draw:name="화살촉_20_20" draw:display-name="화살촉 20" svg:viewBox="0 0 20 20" svg:d="M0 20l10-20 10 20z"/>
    <draw:marker draw:name="화살촉_20_21" draw:display-name="화살촉 21" svg:viewBox="0 0 20 20" svg:d="M0 20l10-20 10 20z"/>
    <draw:marker draw:name="화살촉_20_22" draw:display-name="화살촉 22" svg:viewBox="0 0 20 20" svg:d="M0 20l10-20 10 20z"/>
    <draw:marker draw:name="화살촉_20_3" draw:display-name="화살촉 3" svg:viewBox="0 0 20 20" svg:d="M0 20l10-20 10 20z"/>
    <draw:marker draw:name="화살촉_20_4" draw:display-name="화살촉 4" svg:viewBox="0 0 20 20" svg:d="M0 20l10-20 10 20z"/>
    <draw:marker draw:name="화살촉_20_6" draw:display-name="화살촉 6" svg:viewBox="0 0 20 20" svg:d="M0 20l10-20 10 20z"/>
    <draw:marker draw:name="화살촉_20_7" draw:display-name="화살촉 7" svg:viewBox="0 0 20 20" svg:d="M0 20l10-20 10 20z"/>
    <draw:marker draw:name="화살촉_20_8" draw:display-name="화살촉 8" svg:viewBox="0 0 20 20" svg:d="M0 20l10-20 10 20z"/>
    <draw:marker draw:name="화살촉_20_9" draw:display-name="화살촉 9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Noto Sans CJK KR" fo:font-family="'Noto Sans CJK KR'" style:font-family-generic="roman" style:font-pitch="variable" fo:font-size="18pt" style:letter-kerning="true" style:font-name-asian="Noto Sans CJK KR1" style:font-family-asian="'Noto Sans CJK K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false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 CJK KR" fo:font-family="'Noto Sans CJK KR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1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27T12:05:01.595963304</meta:creation-date>
    <dc:date>2024-11-27T14:00:34.320294915</dc:date>
    <meta:editing-duration>PT1H52M54S</meta:editing-duration>
    <meta:editing-cycles>56</meta:editing-cycles>
    <meta:generator>LibreOffice/7.3.7.2$Linux_X86_64 LibreOffice_project/30$Build-2</meta:generator>
    <meta:document-statistic meta:object-count="118"/>
  </office:meta>
</office:document-meta>
</file>